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8B000000258004EB85E7E557DC3.png" manifest:media-type="image/png"/>
  <manifest:file-entry manifest:full-path="Pictures/10000201000002C3000002C32F9769A8D284157D.png" manifest:media-type="image/png"/>
  <manifest:file-entry manifest:full-path="Pictures/1000A02F000052CB000052CB7DAFF05EF7B76BC6.svg" manifest:media-type="image/svg+xml"/>
  <manifest:file-entry manifest:full-path="Pictures/1000020100000500000000EB823D10CE51358FF5.png" manifest:media-type="image/png"/>
  <manifest:file-entry manifest:full-path="Pictures/100002010000010C0000005DFDE1B69DA3B0EA24.png" manifest:media-type="image/png"/>
  <manifest:file-entry manifest:full-path="Pictures/10000201000001EC00000066DC6CF4DFAB017349.png" manifest:media-type="image/png"/>
  <manifest:file-entry manifest:full-path="Pictures/1000020100000190000000E113D480542872BF19.png" manifest:media-type="image/png"/>
  <manifest:file-entry manifest:full-path="Pictures/10000201000000EB0000015C94BC29C1C61527E0.png" manifest:media-type="image/png"/>
  <manifest:file-entry manifest:full-path="Pictures/10000201000000C000000060571083886B68905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9.368cm" fo:min-width="22.487cm" fo:padding-top="0.142cm" fo:padding-bottom="0.142cm" fo:padding-left="0.267cm" fo:padding-right="0.267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4cm" fo:min-width="0cm"/>
    </style:style>
    <style:style style:name="gr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2.891cm" fo:min-width="22.453cm" fo:padding-top="0.142cm" fo:padding-bottom="0.142cm" fo:padding-left="0.267cm" fo:padding-right="0.267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925cm" fo:min-width="10.803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925cm" fo:min-width="5.977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3.052cm" fo:min-width="10.9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color="#0066cc" style:font-name="Droid Sans" fo:font-size="28pt" style:font-size-asian="28pt" style:font-size-complex="28pt"/>
    </style:style>
    <style:style style:name="P4" style:family="paragraph">
      <loext:graphic-properties draw:fill="none" draw:fill-color="#ffffff"/>
      <style:text-properties fo:color="#0066cc" style:font-name="Droid Sans"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eb613d" style:font-name="Droid Sans" fo:font-size="28pt" style:font-size-asian="28pt" style:font-size-complex="28pt"/>
    </style:style>
    <style:style style:name="P7" style:family="paragraph">
      <loext:graphic-properties draw:fill="none" draw:fill-color="#ffffff"/>
      <style:text-properties fo:color="#eb613d" style:font-name="Droid Sans" fo:font-size="28pt" style:font-size-asian="28pt" style:font-size-complex="28pt"/>
    </style:style>
    <style:style style:name="P8" style:family="paragraph">
      <loext:graphic-properties draw:fill="none" draw:fill-color="#ffffff"/>
      <style:text-properties fo:color="#0084d1" fo:font-size="28pt" style:font-size-asian="28pt" style:font-size-complex="28pt"/>
    </style:style>
    <style:style style:name="T1" style:family="text">
      <style:text-properties fo:color="#0066cc" style:font-name="Droid Sans" fo:font-size="28pt" style:font-size-asian="28pt" style:font-size-complex="28pt"/>
    </style:style>
    <style:style style:name="T2" style:family="text">
      <style:text-properties fo:color="#eb613d" style:font-name="Droid Sans" fo:font-size="28pt" style:font-size-asian="28pt" style:font-size-complex="28pt"/>
    </style:style>
    <style:style style:name="T3" style:family="text">
      <style:text-properties fo:color="#0084d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987cm" svg:height="9.652cm" svg:x="2.397cm" svg:y="3.5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078cm" svg:height="2.538cm" svg:x="3.177cm" svg:y="4.064cm">
          <draw:image xlink:href="Pictures/10000201000000C000000060571083886B689052.png" xlink:type="simple" xlink:show="embed" xlink:actuate="onLoad">
            <text:p/>
          </draw:image>
        </draw:frame>
        <draw:frame draw:style-name="gr2" draw:text-style-name="P2" draw:layer="layout" svg:width="2.026cm" svg:height="3cm" svg:x="22.082cm" svg:y="7.017cm">
          <draw:image xlink:href="Pictures/10000201000000EB0000015C94BC29C1C61527E0.png" xlink:type="simple" xlink:show="embed" xlink:actuate="onLoad">
            <text:p/>
          </draw:image>
        </draw:frame>
        <draw:frame draw:style-name="gr3" draw:text-style-name="P4" draw:layer="layout" svg:width="5.7cm" svg:height="1.514cm" svg:x="7.885cm" svg:y="4.572cm">
          <draw:text-box>
            <text:p text:style-name="P3"><text:span text:style-name="T1">modsim.py</text:span></text:p>
          </draw:text-box>
        </draw:frame>
        <draw:frame draw:style-name="gr2" draw:text-style-name="P2" draw:layer="layout" svg:width="5.549cm" svg:height="3.121cm" svg:x="3.54cm" svg:y="9.763cm">
          <draw:image xlink:href="Pictures/1000020100000190000000E113D480542872BF19.png" xlink:type="simple" xlink:show="embed" xlink:actuate="onLoad">
            <text:p/>
          </draw:image>
        </draw:frame>
        <draw:frame draw:style-name="gr2" draw:text-style-name="P2" draw:layer="layout" svg:width="9.547cm" svg:height="1.978cm" svg:x="8.32cm" svg:y="7.379cm">
          <draw:image xlink:href="Pictures/10000201000001EC00000066DC6CF4DFAB017349.png" xlink:type="simple" xlink:show="embed" xlink:actuate="onLoad">
            <text:p/>
          </draw:image>
        </draw:frame>
        <draw:frame draw:style-name="gr2" draw:text-style-name="P2" draw:layer="layout" svg:width="4.953cm" svg:height="1.719cm" svg:x="10.779cm" svg:y="10.794cm">
          <draw:image xlink:href="Pictures/100002010000010C0000005DFDE1B69DA3B0EA24.png" xlink:type="simple" xlink:show="embed" xlink:actuate="onLoad">
            <text:p/>
          </draw:image>
        </draw:frame>
        <draw:frame draw:style-name="gr2" draw:text-style-name="P2" draw:layer="layout" svg:width="7.464cm" svg:height="1.37cm" svg:x="16.875cm" svg:y="11.033cm">
          <draw:image xlink:href="Pictures/1000020100000500000000EB823D10CE51358FF5.png" xlink:type="simple" xlink:show="embed" xlink:actuate="onLoad">
            <text:p/>
          </draw:image>
        </draw:frame>
        <draw:frame draw:name="Sympy_logo.svg" draw:style-name="gr2" draw:text-style-name="P2" draw:layer="layout" svg:width="3.069cm" svg:height="3.069cm" svg:x="3.392cm" svg:y="6.969cm">
          <draw:image xlink:href="Pictures/1000A02F000052CB000052CB7DAFF05EF7B76BC6.svg" xlink:type="simple" xlink:show="embed" xlink:actuate="onLoad">
            <text:p/>
          </draw:image>
          <draw:image xlink:href="Pictures/10000201000002C3000002C32F9769A8D284157D.png" xlink:type="simple" xlink:show="embed" xlink:actuate="onLoad"/>
          <svg:title>SymPy Logo, with tail.</svg:title>
          <svg:desc>
I created this logo and permit its free use on the same terms as the rest of Sympy's code and documentation.

Fredrik Johansson
   </svg:desc>
        </draw:frame>
        <draw:frame draw:style-name="gr2" draw:text-style-name="P2" draw:layer="layout" svg:width="5.482cm" svg:height="1.479cm" svg:x="16.473cm" svg:y="4.556cm">
          <draw:image xlink:href="Pictures/10000201000008B000000258004EB85E7E557DC3.png" xlink:type="simple" xlink:show="embed" xlink:actuate="onLoad">
            <text:p/>
          </draw:image>
        </draw:frame>
        <draw:custom-shape draw:style-name="gr4" draw:text-style-name="P5" draw:layer="layout" svg:width="22.987cm" svg:height="3.175cm" svg:x="2.397cm" svg:y="6.8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1.303cm" svg:height="3.175cm" svg:x="7.604cm" svg:y="6.8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477cm" svg:height="3.175cm" svg:x="10.017cm" svg:y="10.0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1.43cm" svg:height="3.302cm" svg:x="13.954cm" svg:y="3.54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314cm" svg:height="1.625cm" svg:x="20.022cm" svg:y="7.757cm">
          <draw:text-box>
            <text:p text:style-name="P6"><text:span text:style-name="T2">Pint</text:span></text:p>
          </draw:text-box>
        </draw:frame>
        <draw:frame draw:style-name="gr9" draw:text-style-name="P8" draw:layer="layout" svg:width="19.577cm" svg:height="1.356cm" svg:x="2.27cm" svg:y="1.889cm">
          <draw:text-box>
            <text:p><text:span text:style-name="T3">Modeling and Simulation Software Librar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8T09:44:08.671727619</meta:creation-date>
    <dc:date>2017-08-18T10:45:36.829883240</dc:date>
    <meta:editing-duration>PT27M29S</meta:editing-duration>
    <meta:editing-cycles>7</meta:editing-cycles>
    <meta:generator>LibreOffice/5.0.3.2$Linux_X86_64 LibreOffice_project/00m0$Build-2</meta:generator>
    <meta:document-statistic meta:object-count="16"/>
  </office:meta>
</office:document-meta>
</file>